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sans-serif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officeooo:paragraph-rsid="001db234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Text_20_body">
      <style:paragraph-properties fo:margin-top="0in" fo:margin-bottom="0in" style:contextual-spacing="false"/>
      <style:text-properties fo:font-style="italic" style:text-underline-style="none" fo:font-weight="bold" officeooo:paragraph-rsid="001db234" style:font-style-asian="italic" style:font-weight-asian="bold" style:font-style-complex="italic" style:font-weight-complex="bold"/>
    </style:style>
    <style:style style:name="P7" style:family="paragraph" style:parent-style-name="Heading_20_2">
      <style:paragraph-properties fo:break-before="page"/>
      <style:text-properties officeooo:paragraph-rsid="001db234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weight="bold" officeooo:rsid="0020bdf6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db234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f8060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0bdf6" style:font-style-asian="italic" style:font-weight-asian="bold" style:font-style-complex="italic" style:font-weight-complex="bold"/>
    </style:style>
    <style:style style:name="T8" style:family="text">
      <style:text-properties officeooo:rsid="0020bdf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2379. Minimum Recolors to Get K Consecutive Black Blocks</text:h>
      <text:p text:style-name="P3">You are given a <text:span text:style-name="Strong_20_Emphasis"><text:span text:style-name="T1">0-indexed</text:span></text:span> string <text:span text:style-name="Source_20_Text"><text:span text:style-name="T2">blocks</text:span></text:span> of length <text:span text:style-name="Source_20_Text"><text:span text:style-name="T2">n</text:span></text:span>, where <text:span text:style-name="Source_20_Text"><text:span text:style-name="T2">blocks[i]</text:span></text:span> is either <text:span text:style-name="Source_20_Text"><text:span text:style-name="T2">'W'</text:span></text:span> or <text:span text:style-name="Source_20_Text"><text:span text:style-name="T2">'B'</text:span></text:span>, representing the color of the <text:span text:style-name="Source_20_Text"><text:span text:style-name="T2">i</text:span></text:span><text:span text:style-name="Source_20_Text"><text:span text:style-name="T1">th</text:span></text:span> block. The characters <text:span text:style-name="Source_20_Text"><text:span text:style-name="T2">'W'</text:span></text:span> and <text:span text:style-name="Source_20_Text"><text:span text:style-name="T2">'B'</text:span></text:span> denote the colors white and black, respectively.</text:p>
      <text:p text:style-name="P3">You are also given an integer <text:span text:style-name="Source_20_Text"><text:span text:style-name="T2">k</text:span></text:span>, which is the desired number of <text:span text:style-name="Strong_20_Emphasis"><text:span text:style-name="T1">consecutive</text:span></text:span> black blocks.</text:p>
      <text:p text:style-name="P3">In one operation, you can <text:span text:style-name="Strong_20_Emphasis"><text:span text:style-name="T1">recolor</text:span></text:span> a white block such that it becomes a black block.</text:p>
      <text:p text:style-name="P3">Return<text:span text:style-name="Emphasis"><text:span text:style-name="T1"> the </text:span></text:span><text:span text:style-name="Emphasis"><text:span text:style-name="Strong_20_Emphasis"><text:span text:style-name="T1">minimum</text:span></text:span></text:span><text:span text:style-name="Emphasis"><text:span text:style-name="T1"> number of operations needed such that there is at least </text:span></text:span><text:span text:style-name="Emphasis"><text:span text:style-name="Strong_20_Emphasis"><text:span text:style-name="T1">one</text:span></text:span></text:span><text:span text:style-name="Emphasis"><text:span text:style-name="T1"> occurrence of </text:span></text:span><text:span text:style-name="Source_20_Text"><text:span text:style-name="T2">k</text:span></text:span><text:span text:style-name="Emphasis"><text:span text:style-name="T1"> consecutive black blocks.</text:span></text:span></text:p>
      <text:p text:style-name="P3"><text:span text:style-name="Strong_20_Emphasis"><text:span text:style-name="T1">Example 1:</text:span></text:span></text:p>
      <text:p text:style-name="P2"><text:span text:style-name="Strong_20_Emphasis"><text:span text:style-name="T1">Input:</text:span></text:span> blocks = "WBBWWBBWBW", k = 7</text:p>
      <text:p text:style-name="P2"><text:span text:style-name="Strong_20_Emphasis"><text:span text:style-name="T1">Output:</text:span></text:span> 3</text:p>
      <text:p text:style-name="P2"><text:span text:style-name="Strong_20_Emphasis"><text:span text:style-name="T1">Explanation:</text:span></text:span></text:p>
      <text:p text:style-name="P5">One way to achieve 7 consecutive black blocks is to recolor the 0th, 3rd, and 4th blocks</text:p>
      <text:p text:style-name="P5">so that blocks = "BBBBBBBWBW". </text:p>
      <text:p text:style-name="P5">It can be shown that there is no way to achieve 7 consecutive black blocks in less than 3 operations.</text:p>
      <text:p text:style-name="P4">Therefore, we return 3.</text:p>
      <text:p text:style-name="P3"><text:span text:style-name="Strong_20_Emphasis"><text:span text:style-name="T1">Example 2:</text:span></text:span></text:p>
      <text:p text:style-name="P2"><text:span text:style-name="Strong_20_Emphasis"><text:span text:style-name="T1">Input:</text:span></text:span> blocks = "WBWBBBW", k = 2</text:p>
      <text:p text:style-name="P2"><text:span text:style-name="Strong_20_Emphasis"><text:span text:style-name="T1">Output:</text:span></text:span> 0</text:p>
      <text:p text:style-name="P2"><text:span text:style-name="Strong_20_Emphasis"><text:span text:style-name="T1">Explanation:</text:span></text:span></text:p>
      <text:p text:style-name="P5">No changes need to be made, since 2 consecutive black blocks already exist.</text:p>
      <text:p text:style-name="P4">Therefore, we return 0.</text:p>
      <text:p text:style-name="P3"><text:span text:style-name="Strong_20_Emphasis"><text:span text:style-name="T1">Constraints:</text:span></text:span></text:p>
      <text:list text:style-name="L1">
        <text:list-item>
          <text:p text:style-name="P8"><text:span text:style-name="Source_20_Text"><text:span text:style-name="T2">n == blocks.length</text:span></text:span></text:p>
        </text:list-item>
        <text:list-item>
          <text:p text:style-name="P8"><text:span text:style-name="Source_20_Text"><text:span text:style-name="T2">1 &lt;= n &lt;= 100</text:span></text:span></text:p>
        </text:list-item>
        <text:list-item>
          <text:p text:style-name="P8"><text:span text:style-name="Source_20_Text"><text:span text:style-name="T2">blocks[i]</text:span></text:span> is either <text:span text:style-name="Source_20_Text"><text:span text:style-name="T2">'W'</text:span></text:span> or <text:span text:style-name="Source_20_Text"><text:span text:style-name="T2">'B'</text:span></text:span>.</text:p>
        </text:list-item>
        <text:list-item>
          <text:p text:style-name="P9"><text:span text:style-name="Source_20_Text"><text:span text:style-name="T2">1 &lt;= k &lt;= n</text:span></text:span></text:p>
        </text:list-item>
      </text:list>
      <text:h text:style-name="Heading_20_3" text:outline-level="3"><text:bookmark text:name="overview"/>Overview</text:h>
      <text:p text:style-name="P3">We are given a string <text:span text:style-name="Source_20_Text"><text:span text:style-name="T1">blocks</text:span></text:span>, where each character represents a block that is either black ('B') or white ('W') and the ability to apply an operation to change a white block black an unlimited number of times. Our goal is to find the <text:span text:style-name="Strong_20_Emphasis"><text:span text:style-name="T1">minimum number of recoloring operations</text:span></text:span> needed to create a segment of <text:span text:style-name="Source_20_Text"><text:span text:style-name="T1">k</text:span></text:span> consecutive black blocks.</text:p>
      <text:h text:style-name="P7" text:outline-level="2">2379. Minimum Recolors to Get K Consecutive Black Blocks</text:h>
      <text:p text:style-name="Standard">/*</text:p>
      <text:p text:style-name="Standard"><text:s text:c="4"/><text:span text:style-name="T4">Naive approach: </text:span><text:span text:style-name="T6">try all windows</text:span></text:p>
      <text:p text:style-name="Standard"><text:s text:c="4"/>Time complexity: <draw:frame draw:style-name="fr1" draw:name="Object1" text:anchor-type="as-char" svg:y="-0.2161in" svg:width="0.6398in" svg:height="0.276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text:s text:c="4"/>Space complexity: O(1)</text:p>
      <text:p text:style-name="Standard">*/</text:p>
      <text:p text:style-name="Standard">class Solution {</text:p>
      <text:p text:style-name="Standard"><text:s text:c="4"/>public:</text:p>
      <text:p text:style-name="Standard"><text:s text:c="8"/>int minimumRecolors(string blocks, int k) {</text:p>
      <text:p text:style-name="Standard"><text:s text:c="12"/>int n=blocks.size();</text:p>
      <text:p text:style-name="Standard"><text:s text:c="12"/>int ans=INT_MAX;</text:p>
      <text:p text:style-name="Standard"><text:s text:c="10"/><text:span text:style-name="T4"><text:s text:c="2"/>// For each window starting from i</text:span></text:p>
      <text:p text:style-name="Standard"><text:s text:c="12"/>for(int i=0;i&lt;=n-k;++i){</text:p>
      <text:p text:style-name="Standard"><text:s text:c="16"/>int cnt_white = 0; <text:span text:style-name="T4">// Initi</text:span><text:span text:style-name="T5">a</text:span><text:span text:style-name="T4">lize the number of White blocks</text:span></text:p>
      <text:p text:style-name="Standard"><text:s text:c="16"/><text:span text:style-name="T4">// Take a window of size k ( (k+i-1)-i+1 )</text:span></text:p>
      <text:p text:style-name="Standard"><text:s text:c="16"/>for(int j=i;j&lt;k+i;++j){</text:p>
      <text:p text:style-name="Standard"><text:s text:c="20"/>cnt_white+=(blocks[j]=='W'); /<text:span text:style-name="T4">/ Update the number of White blocks</text:span></text:p>
      <text:p text:style-name="Standard"><text:s text:c="16"/>}</text:p>
      <text:p text:style-name="Standard"/>
      <text:p text:style-name="Standard"><text:s text:c="16"/><text:span text:style-name="T4">// Minimize the answer</text:span> </text:p>
      <text:p text:style-name="Standard"><text:s text:c="16"/>ans=std::min(ans,cnt_white);</text:p>
      <text:p text:style-name="Standard"><text:s text:c="12"/>}</text:p>
      <text:p text:style-name="Standard"/>
      <text:p text:style-name="Standard"><text:s text:c="12"/>return ans;</text:p>
      <text:p text:style-name="Standard"><text:s text:c="8"/>}</text:p>
      <text:p text:style-name="Standard">};</text:p>
      <text:h text:style-name="P7" text:outline-level="2">2379. Minimum Recolors to Get K Consecutive Black Blocks</text:h>
      <text:p text:style-name="P1">/*</text:p>
      <text:p text:style-name="P1"><text:s text:c="4"/><text:span text:style-name="T7">Static</text:span><text:span text:style-name="T8"> </text:span><text:span text:style-name="T4">Sliding window</text:span></text:p>
      <text:p text:style-name="P1"><text:s text:c="4"/>Time complexity: O(k+n)=O(2n)=O(n)</text:p>
      <text:p text:style-name="P1"><text:s text:c="4"/>Space complexity: O(1)</text:p>
      <text:p text:style-name="P1">*/</text:p>
      <text:p text:style-name="P1">class Solution {</text:p>
      <text:p text:style-name="P1"><text:s text:c="4"/>public:</text:p>
      <text:p text:style-name="P1"><text:s text:c="8"/>int minimumRecolors(std::string blocks, int k) {</text:p>
      <text:p text:style-name="P1"><text:s text:c="12"/>int n=blocks.size();</text:p>
      <text:p text:style-name="P1"><text:s text:c="12"/></text:p>
      <text:p text:style-name="P6"><text:s text:c="12"/>// Create a window of size k</text:p>
      <text:p text:style-name="P6"><text:s text:c="12"/>// This window will always contain the count of White blocks</text:p>
      <text:p text:style-name="P1"><text:s text:c="12"/>int win=0;</text:p>
      <text:p text:style-name="P1"><text:s text:c="12"/>for(int i=0;i&lt;k;++i) win+=(blocks[i]=='W');</text:p>
      <text:p text:style-name="P1"/>
      <text:p text:style-name="P1"><text:s text:c="12"/>int ans=INT_MAX;</text:p>
      <text:p text:style-name="P1"/>
      <text:p text:style-name="P1"><text:s text:c="12"/><text:span text:style-name="T4">// Slide window to the left</text:span></text:p>
      <text:p text:style-name="P1"><text:s text:c="12"/>for(int i=0;i&lt;=n-k;++i){</text:p>
      <text:p text:style-name="P1"><text:s text:c="16"/><text:span text:style-name="T4">// Minimize the answer</text:span></text:p>
      <text:p text:style-name="P1"><text:s text:c="16"/>ans=std::min(ans,win);</text:p>
      <text:p text:style-name="P1"/>
      <text:p text:style-name="P1"><text:s text:c="16"/><text:span text:style-name="T4">// Update the White blocks count in the current window</text:span></text:p>
      <text:p text:style-name="P1"><text:s text:c="16"/>win-=(blocks[i]=='W');</text:p>
      <text:p text:style-name="P1"><text:s text:c="16"/>win+=(blocks[i+k]=='W');</text:p>
      <text:p text:style-name="P1"><text:s text:c="12"/>}</text:p>
      <text:p text:style-name="P1"/>
      <text:p text:style-name="P1"><text:s text:c="12"/>return ans;</text:p>
      <text:p text:style-name="P1"><text:s text:c="8"/>}</text:p>
      <text:p text:style-name="P1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sans-serif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8T10:00:24.627968896</meta:creation-date>
    <dc:date>2025-03-08T10:32:15.230638785</dc:date>
    <meta:editing-duration>PT20M20S</meta:editing-duration>
    <meta:editing-cycles>4</meta:editing-cycles>
    <meta:generator>LibreOffice/24.2.7.2$Linux_X86_64 LibreOffice_project/420$Build-2</meta:generator>
    <meta:document-statistic meta:table-count="0" meta:image-count="0" meta:object-count="1" meta:page-count="3" meta:paragraph-count="78" meta:word-count="442" meta:character-count="3062" meta:non-whitespace-character-count="2233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n^2)</annotation>
  </semantics>
</math>
</file>